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a0aeb" officeooo:paragraph-rsid="000a0aeb"/>
    </style:style>
    <style:style style:name="T1" style:family="text">
      <style:text-properties officeooo:rsid="000a0aeb"/>
    </style:style>
    <style:style style:name="T2" style:family="text">
      <style:text-properties officeooo:rsid="000a1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Standard">La sentencia while((i=read(fd[0],&amp;c,1)) &gt; 0); lee <text:span text:style-name="T1">un car</text:span><text:span text:style-name="T2">a</text:span><text:span text:style-name="T1">cter de </text:span><text:span text:style-name="T2">una tubería <text:s/>de un descriptor hasta que este sea cero, la sentencia read está buscando leer un caracter , pero la tubería no está inicializada ni conectada, así que lee cero caracteres del pipe, eso hace que la condición del ciclo termi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9:15:59.136902651</meta:creation-date>
    <meta:generator>LibreOffice/7.3.7.2$Linux_X86_64 LibreOffice_project/30$Build-2</meta:generator>
    <dc:date>2023-05-11T19:38:36.065632175</dc:date>
    <meta:editing-duration>PT12M5S</meta:editing-duration>
    <meta:editing-cycles>1</meta:editing-cycles>
    <meta:document-statistic meta:table-count="0" meta:image-count="0" meta:object-count="0" meta:page-count="1" meta:paragraph-count="2" meta:word-count="52" meta:character-count="306" meta:non-whitespace-character-count="255"/>
  </office:meta>
</office:document-meta>
</file>